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5.896cm" table:align="left"/>
    </style:style>
    <style:style style:name="Tabela1.A" style:family="table-column">
      <style:table-column-properties style:column-width="2.41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6.011cm"/>
    </style:style>
    <style:style style:name="Tabela1.D" style:family="table-column">
      <style:table-column-properties style:column-width="5.482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6cm" table:align="margins"/>
    </style:style>
    <style:style style:name="Tabela3.A" style:family="table-column">
      <style:table-column-properties style:column-width="2.011cm" style:rel-column-width="1140*"/>
    </style:style>
    <style:style style:name="Tabela3.B" style:family="table-column">
      <style:table-column-properties style:column-width="13.989cm" style:rel-column-width="7932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6cm" table:align="margins"/>
    </style:style>
    <style:style style:name="Tabela2.A" style:family="table-column">
      <style:table-column-properties style:column-width="1.799cm" style:rel-column-width="7368*"/>
    </style:style>
    <style:style style:name="Tabela2.B" style:family="table-column">
      <style:table-column-properties style:column-width="8.865cm" style:rel-column-width="36314*"/>
    </style:style>
    <style:style style:name="Tabela2.C" style:family="table-column">
      <style:table-column-properties style:column-width="5.336cm" style:rel-column-width="21853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6cm" table:align="margins"/>
    </style:style>
    <style:style style:name="Tabela4.A" style:family="table-column">
      <style:table-column-properties style:column-width="2.096cm" style:rel-column-width="1188*"/>
    </style:style>
    <style:style style:name="Tabela4.B" style:family="table-column">
      <style:table-column-properties style:column-width="13.905cm" style:rel-column-width="7884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indent="1.251cm" style:auto-text-indent="false" style:page-number="auto" fo:background-color="transparent">
        <style:tab-stops>
          <style:tab-stop style:position="1cm"/>
        </style:tab-stops>
      </style:paragraph-properties>
      <style:text-properties style:font-name="Times New Roman" fo:font-weight="bold" officeooo:rsid="000a0013" officeooo:paragraph-rsid="000a001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0a0013" officeooo:paragraph-rsid="000a0013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officeooo:rsid="000a0013" officeooo:paragraph-rsid="000a0013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loext:graphic-properties draw:fill="none"/>
      <style:paragraph-properties fo:margin-left="0cm" fo:margin-right="0cm" fo:line-height="150%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a0013" officeooo:paragraph-rsid="000a0013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indent="1.251cm" style:auto-text-indent="false" fo:break-before="pag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a0013" officeooo:paragraph-rsid="000a0013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a0013" officeooo:paragraph-rsid="000a0013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normal" officeooo:rsid="000b0d12" officeooo:paragraph-rsid="000b0d12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b6d68" officeooo:paragraph-rsid="000b6d68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normal" officeooo:rsid="000b6d68" officeooo:paragraph-rsid="000b6d68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bold" officeooo:rsid="001608a8" officeooo:paragraph-rsid="001608a8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d05e1" officeooo:paragraph-rsid="000d05e1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normal" officeooo:rsid="000d05e1" officeooo:paragraph-rsid="000d05e1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normal" officeooo:rsid="000d655a" officeooo:paragraph-rsid="000d655a" style:font-weight-asian="normal" style:font-weight-complex="normal"/>
    </style:style>
    <style:style style:name="P15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>
        <style:tab-stops>
          <style:tab-stop style:position="1cm"/>
        </style:tab-stops>
      </style:paragraph-properties>
      <style:text-properties style:font-name="Times New Roman" fo:font-weight="normal" officeooo:rsid="000f09b4" officeooo:paragraph-rsid="000f09b4" style:font-weight-asian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fo:background-color="transparent">
        <style:tab-stops>
          <style:tab-stop style:position="1cm"/>
        </style:tab-stops>
      </style:paragraph-properties>
      <style:text-properties style:font-name="Times New Roman" fo:font-weight="bold" officeooo:rsid="000f8389" officeooo:paragraph-rsid="000f8389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99cm" style:auto-text-indent="false" fo:break-before="pag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f8389" officeooo:paragraph-rsid="000f8389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weight="normal" officeooo:rsid="000f8389" officeooo:paragraph-rsid="000f8389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officeooo:rsid="000f8389" officeooo:paragraph-rsid="000f8389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weight="bold" officeooo:rsid="000f8389" officeooo:paragraph-rsid="000f8389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rsid="0011743a" officeooo:paragraph-rsid="0011743a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weight="bold" officeooo:rsid="0011743a" officeooo:paragraph-rsid="0011743a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weight="bold" officeooo:rsid="0014ca87" officeooo:paragraph-rsid="0014ca87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199cm" style:auto-text-indent="fals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f8389" officeooo:paragraph-rsid="000f8389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officeooo:rsid="000b6d68" officeooo:paragraph-rsid="000b6d68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officeooo:rsid="000b6d68" officeooo:paragraph-rsid="000b6d68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weight="bold" officeooo:rsid="000b6d68" officeooo:paragraph-rsid="000b6d68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officeooo:rsid="000cef08" officeooo:paragraph-rsid="000cef08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weight="bold" officeooo:rsid="000cef08" officeooo:paragraph-rsid="000cef08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officeooo:rsid="000cef08" officeooo:paragraph-rsid="000cef08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officeooo:rsid="000c5bcb" officeooo:paragraph-rsid="000c5bcb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00d05e1" officeooo:paragraph-rsid="000d05e1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weight="bold" officeooo:rsid="00163639" officeooo:paragraph-rsid="00163639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officeooo:rsid="00163639" officeooo:paragraph-rsid="00163639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officeooo:rsid="00163639" officeooo:paragraph-rsid="00163639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reak-before="page" fo:background-color="transparent">
        <style:tab-stops>
          <style:tab-stop style:position="1cm"/>
        </style:tab-stops>
      </style:paragraph-properties>
      <style:text-properties style:font-name="Times New Roman" fo:font-weight="bold" officeooo:rsid="000d05e1" officeooo:paragraph-rsid="000d05e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weight="normal" officeooo:rsid="0011743a" officeooo:paragraph-rsid="0011743a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weight="normal" officeooo:rsid="0011743a" officeooo:paragraph-rsid="0011743a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weight="normal" officeooo:rsid="0013624a" officeooo:paragraph-rsid="0013624a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weight="bold" officeooo:rsid="0013624a" officeooo:paragraph-rsid="0013624a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weight="normal" officeooo:rsid="0013a231" officeooo:paragraph-rsid="0013a231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weight="bold" officeooo:rsid="00149ff4" officeooo:paragraph-rsid="00149ff4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08a8" style:font-weight-asian="normal" style:font-weight-complex="normal"/>
    </style:style>
    <style:style style:name="T3" style:family="text">
      <style:text-properties officeooo:rsid="000d655a"/>
    </style:style>
    <style:style style:name="T4" style:family="text">
      <style:text-properties officeooo:rsid="0015e305"/>
    </style:style>
    <style:style style:name="T5" style:family="text">
      <style:text-properties officeooo:rsid="000c5bcb"/>
    </style:style>
    <style:style style:name="T6" style:family="text">
      <style:text-properties officeooo:rsid="000cef08"/>
    </style:style>
    <style:style style:name="T7" style:family="text">
      <style:text-properties officeooo:rsid="0013a23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órico de Revisões de Document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DESCRIÇÃO DA ALTERAÇÃO</text:p>
          </table:table-cell>
          <table:table-cell table:style-name="Tabela1.D1" office:value-type="string">
            <text:p text:style-name="P2">AUTOR</text:p>
          </table:table-cell>
        </table:table-row>
        <table:table-row>
          <table:table-cell table:style-name="Tabela1.A2" office:value-type="string">
            <text:p text:style-name="P3">26/01/2026</text:p>
          </table:table-cell>
          <table:table-cell table:style-name="Tabela1.A2" office:value-type="string">
            <text:p text:style-name="P3">1</text:p>
          </table:table-cell>
          <table:table-cell table:style-name="Tabela1.A2" office:value-type="string">
            <text:p text:style-name="P3">Criação deste documento</text:p>
          </table:table-cell>
          <table:table-cell table:style-name="Tabela1.D2" office:value-type="string">
            <text:p text:style-name="P3">Daniel Nazário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</table:table>
      <text:p text:style-name="P5"/>
      <text:p text:style-name="P6">Levantamento de Requisitos</text:p>
      <text:p text:style-name="P7">PROBLEMA DE NEGÓCIO</text:p>
      <text:p text:style-name="P8">Foi identificado que o usuário não tem um sistema de agendamento de consultas, tem dificuldades em realizar o CRUD do sistema, onde existem problemas em criar consultas dos pacientes, ler ou recuperar quais pacientes tinham marcados as consultas que se pode consultar a mesma, fazer atualização de mudança onde pode remarcar a consulta para um novo dia ou horário, e clientes que cancelaram os nossos sistemas, ou sejam queriam que deletar os dados.</text:p>
      <text:p text:style-name="P9">IDENTIFICAR OS ATORES</text:p>
      <text:p text:style-name="P10">Os atores que iram usar o sistema são:</text:p>
      <text:p text:style-name="P11">Administrador: <text:span text:style-name="T1">A pessoa que realizará o cadastro dos usuários.</text:span></text:p>
      <text:p text:style-name="P9">Paciente: <text:span text:style-name="T1">A pessoa que quer marcar a consulta </text:span><text:span text:style-name="T2">médica.</text:span></text:p>
      <text:p text:style-name="P9">Recepcionista/Secretária: <text:span text:style-name="T1">A pessoa que gerencia a agenda do médico e atende o telefone.</text:span></text:p>
      <text:p text:style-name="P9">Médico: <text:span text:style-name="T1">A pessoa que vai atender e precisa ver quem está agendado.</text:span></text:p>
      <text:p text:style-name="P7">REQUISITOS</text:p>
      <text:p text:style-name="P12">REGRAS DE NEGÓCIO</text:p>
      <text:p text:style-name="P13">As regras de negócio <text:span text:style-name="T3">são diretrizes ou condições que uma organização ou empresa estabelece para orientar operações, processos e decisões que devem ser realizados em cenários específicos.</text:span></text:p>
      <text:p text:style-name="P14">Isso ajudará o desenvolvedor a entender para que tipo de sistema está sendo realizado, por sua vez esta definindo processos para alcançar determinados objetivos.</text:p>
      <text:p text:style-name="P14">As características de uma regra de negócio:</text:p>
      <text:list text:style-name="L1">
        <text:list-item>
          <text:p text:style-name="P15">Especificidade</text:p>
        </text:list-item>
        <text:list-item>
          <text:p text:style-name="P15">Durabilidade</text:p>
        </text:list-item>
        <text:list-item>
          <text:p text:style-name="P15">Aplicabilidade</text:p>
        </text:list-item>
        <text:list-item>
          <text:p text:style-name="P15">Automação</text:p>
        </text:list-item>
      </text:list>
      <text:p text:style-name="P16"/>
      <text:p text:style-name="P17">REGRAS DE NEGÓCIO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8">Código:</text:p>
          </table:table-cell>
          <table:table-cell table:style-name="Tabela3.B1" office:value-type="string">
            <text:p text:style-name="P19">Descrição:</text:p>
          </table:table-cell>
        </table:table-row>
        <table:table-row>
          <table:table-cell table:style-name="Tabela3.A2" office:value-type="string">
            <text:p text:style-name="P20">RN01:</text:p>
          </table:table-cell>
          <table:table-cell table:style-name="Tabela3.B2" office:value-type="string">
            <text:p text:style-name="P19">Um médico não pode ter duas consultas agendadas no mesmo dia e horário (choque de horário).</text:p>
          </table:table-cell>
        </table:table-row>
        <table:table-row>
          <table:table-cell table:style-name="Tabela3.A2" office:value-type="string">
            <text:p text:style-name="P20">RN02:</text:p>
          </table:table-cell>
          <table:table-cell table:style-name="Tabela3.B2" office:value-type="string">
            <text:p text:style-name="P19">Não é possível agendar consultas para datas passadas.</text:p>
          </table:table-cell>
        </table:table-row>
        <table:table-row>
          <table:table-cell table:style-name="Tabela3.A2" office:value-type="string">
            <text:p text:style-name="P20">RN03:</text:p>
          </table:table-cell>
          <table:table-cell table:style-name="Tabela3.B2" office:value-type="string">
            <text:p text:style-name="P19">O paciente só pode cancelar a consulta com até 24 horas de antecedência.</text:p>
          </table:table-cell>
        </table:table-row>
        <table:table-row>
          <table:table-cell table:style-name="Tabela3.A2" office:value-type="string">
            <text:p text:style-name="P20">RN04:</text:p>
          </table:table-cell>
          <table:table-cell table:style-name="Tabela3.B2" office:value-type="string">
            <text:p text:style-name="P19">Matrícula dos usuários deve ser única.</text:p>
          </table:table-cell>
        </table:table-row>
        <table:table-row>
          <table:table-cell table:style-name="Tabela3.A2" office:value-type="string">
            <text:p text:style-name="P20">RN05:</text:p>
          </table:table-cell>
          <table:table-cell table:style-name="Tabela3.B2" office:value-type="string">
            <text:p text:style-name="P21">O paciente não deve ter acesso ao <text:span text:style-name="T4">sistema de cadastro.</text:span></text:p>
          </table:table-cell>
        </table:table-row>
        <table:table-row>
          <table:table-cell table:style-name="Tabela3.A2" office:value-type="string">
            <text:p text:style-name="P22">RN06:</text:p>
          </table:table-cell>
          <table:table-cell table:style-name="Tabela3.B2" office:value-type="string">
            <text:p text:style-name="P21">A Recepcionista não deve acessar os dados cadastrados dos médicos.</text:p>
          </table:table-cell>
        </table:table-row>
        <table:table-row>
          <table:table-cell table:style-name="Tabela3.A2" office:value-type="string">
            <text:p text:style-name="P22">RN07:</text:p>
          </table:table-cell>
          <table:table-cell table:style-name="Tabela3.B2" office:value-type="string">
            <text:p text:style-name="P21">O Médico não deve acessar os dados cadastrados da Recepcionista</text:p>
          </table:table-cell>
        </table:table-row>
        <table:table-row>
          <table:table-cell table:style-name="Tabela3.A2" office:value-type="string">
            <text:p text:style-name="P23"/>
          </table:table-cell>
          <table:table-cell table:style-name="Tabela3.B2" office:value-type="string">
            <text:p text:style-name="P24"/>
          </table:table-cell>
        </table:table-row>
        <table:table-row>
          <table:table-cell table:style-name="Tabela3.A2" office:value-type="string">
            <text:p text:style-name="P25"/>
          </table:table-cell>
          <table:table-cell table:style-name="Tabela3.B2" office:value-type="string">
            <text:p text:style-name="P24"/>
          </table:table-cell>
        </table:table-row>
      </table:table>
      <text:p text:style-name="P26"/>
      <text:p text:style-name="P9">REQUISITOS FUNCIONAIS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7">Código</text:p>
          </table:table-cell>
          <table:table-cell table:style-name="Tabela2.A1" office:value-type="string">
            <text:p text:style-name="P28">Requisito Funcional (O que deve acontecer)</text:p>
          </table:table-cell>
          <table:table-cell table:style-name="Tabela2.C1" office:value-type="string">
            <text:p text:style-name="P27">Quem usa?</text:p>
          </table:table-cell>
        </table:table-row>
        <table:table-row>
          <table:table-cell table:style-name="Tabela2.A2" office:value-type="string">
            <text:p text:style-name="P29">RF001</text:p>
          </table:table-cell>
          <table:table-cell table:style-name="Tabela2.A2" office:value-type="string">
            <text:p text:style-name="P28">O sistema deve permitir cadastro de pacientes (Nome, <text:span text:style-name="T5">E-mail</text:span>, Tel<text:span text:style-name="T5">efone</text:span>).</text:p>
          </table:table-cell>
          <table:table-cell table:style-name="Tabela2.C2" office:value-type="string">
            <text:p text:style-name="P30">Recepcionista</text:p>
          </table:table-cell>
        </table:table-row>
        <table:table-row>
          <table:table-cell table:style-name="Tabela2.A2" office:value-type="string">
            <text:p text:style-name="P29">RF002</text:p>
          </table:table-cell>
          <table:table-cell table:style-name="Tabela2.A2" office:value-type="string">
            <text:p text:style-name="P28">O sistema deve permitir cadastro de médicos e suas especialidades.</text:p>
          </table:table-cell>
          <table:table-cell table:style-name="Tabela2.C2" office:value-type="string">
            <text:p text:style-name="P30">Administrador</text:p>
          </table:table-cell>
        </table:table-row>
        <table:table-row>
          <table:table-cell table:style-name="Tabela2.A2" office:value-type="string">
            <text:p text:style-name="P29">RF003</text:p>
          </table:table-cell>
          <table:table-cell table:style-name="Tabela2.A2" office:value-type="string">
            <text:p text:style-name="P28">O sistema deve permitir <text:span text:style-name="T5">agendamento das consultas entre o paciente e que o médico que vai atender.(Cliente, Médico, Data, Hora inicial, Hora final, Descrição)</text:span></text:p>
          </table:table-cell>
          <table:table-cell table:style-name="Tabela2.C2" office:value-type="string">
            <text:p text:style-name="P30">Recepcionista</text:p>
          </table:table-cell>
        </table:table-row>
        <table:table-row>
          <table:table-cell table:style-name="Tabela2.A2" office:value-type="string">
            <text:p text:style-name="P31">RF004</text:p>
          </table:table-cell>
          <table:table-cell table:style-name="Tabela2.A2" office:value-type="string">
            <text:p text:style-name="P32">O sistema deve permitir o cadastro da Recepcionista.</text:p>
          </table:table-cell>
          <table:table-cell table:style-name="Tabela2.C2" office:value-type="string">
            <text:p text:style-name="P30">Administrador</text:p>
          </table:table-cell>
        </table:table-row>
        <table:table-row>
          <table:table-cell table:style-name="Tabela2.A2" office:value-type="string">
            <text:p text:style-name="P29">RF00<text:span text:style-name="T6">5</text:span></text:p>
          </table:table-cell>
          <table:table-cell table:style-name="Tabela2.A2" office:value-type="string">
            <text:p text:style-name="P33">O sistema deve permitir exclusão do paciente cadastrado.</text:p>
          </table:table-cell>
          <table:table-cell table:style-name="Tabela2.C2" office:value-type="string">
            <text:p text:style-name="P34">Recepcionista</text:p>
          </table:table-cell>
        </table:table-row>
        <table:table-row>
          <table:table-cell table:style-name="Tabela2.A2" office:value-type="string">
            <text:p text:style-name="P29">RF00<text:span text:style-name="T6">6</text:span></text:p>
          </table:table-cell>
          <table:table-cell table:style-name="Tabela2.A2" office:value-type="string">
            <text:p text:style-name="P33">O sistema deve permitir alteração dos dados dos pacientes.</text:p>
          </table:table-cell>
          <table:table-cell table:style-name="Tabela2.C2" office:value-type="string">
            <text:p text:style-name="P34">Recepcionista</text:p>
          </table:table-cell>
        </table:table-row>
        <table:table-row>
          <table:table-cell table:style-name="Tabela2.A2" office:value-type="string">
            <text:p text:style-name="P29">RF00<text:span text:style-name="T6">7</text:span></text:p>
          </table:table-cell>
          <table:table-cell table:style-name="Tabela2.A2" office:value-type="string">
            <text:p text:style-name="P33">O sistema deve permitir ver consultas agendadas.</text:p>
          </table:table-cell>
          <table:table-cell table:style-name="Tabela2.C2" office:value-type="string">
            <text:p text:style-name="P34">Médico</text:p>
          </table:table-cell>
        </table:table-row>
        <table:table-row>
          <table:table-cell table:style-name="Tabela2.A2" office:value-type="string">
            <text:p text:style-name="P29">RF00<text:span text:style-name="T6">8</text:span></text:p>
          </table:table-cell>
          <table:table-cell table:style-name="Tabela2.A2" office:value-type="string">
            <text:p text:style-name="P32">O sistema deve permitir alteração do médico.</text:p>
          </table:table-cell>
          <table:table-cell table:style-name="Tabela2.C2" office:value-type="string">
            <text:p text:style-name="P34">Administrador</text:p>
          </table:table-cell>
        </table:table-row>
        <table:table-row>
          <table:table-cell table:style-name="Tabela2.A2" office:value-type="string">
            <text:p text:style-name="P29">RF00<text:span text:style-name="T6">9</text:span></text:p>
          </table:table-cell>
          <table:table-cell table:style-name="Tabela2.A2" office:value-type="string">
            <text:p text:style-name="P32">O sistema deve permitir a exclusão do médico.</text:p>
          </table:table-cell>
          <table:table-cell table:style-name="Tabela2.C2" office:value-type="string">
            <text:p text:style-name="P34">Administrador</text:p>
          </table:table-cell>
        </table:table-row>
        <table:table-row>
          <table:table-cell table:style-name="Tabela2.A2" office:value-type="string">
            <text:p text:style-name="P35">RF010</text:p>
          </table:table-cell>
          <table:table-cell table:style-name="Tabela2.A2" office:value-type="string">
            <text:p text:style-name="P36">O sistema deve permitir que o médico confirme que o paciente apareceu na consulta.</text:p>
          </table:table-cell>
          <table:table-cell table:style-name="Tabela2.C2" office:value-type="string">
            <text:p text:style-name="P37">Médico</text:p>
          </table:table-cell>
        </table:table-row>
        <table:table-row>
          <table:table-cell table:style-name="Tabela2.A2" office:value-type="string">
            <text:p text:style-name="P31"/>
          </table:table-cell>
          <table:table-cell table:style-name="Tabela2.A2" office:value-type="string">
            <text:p text:style-name="P32"/>
          </table:table-cell>
          <table:table-cell table:style-name="Tabela2.C2" office:value-type="string">
            <text:p text:style-name="P38"/>
          </table:table-cell>
        </table:table-row>
      </table:table>
      <text:p text:style-name="P10"/>
      <text:p text:style-name="P12"/>
      <text:p text:style-name="P39">REQUISITOS NÃO-FUNCIONAIS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0">Código:</text:p>
          </table:table-cell>
          <table:table-cell table:style-name="Tabela4.B1" office:value-type="string">
            <text:p text:style-name="P41">Descrição:</text:p>
          </table:table-cell>
        </table:table-row>
        <table:table-row>
          <table:table-cell table:style-name="Tabela4.A2" office:value-type="string">
            <text:p text:style-name="P22">RNF01:</text:p>
          </table:table-cell>
          <table:table-cell table:style-name="Tabela4.B2" office:value-type="string">
            <text:p text:style-name="P42">Garante que se o usuário ao digitar a matrícula e/ou senha incorretamente <text:span text:style-name="T7">o usuário tem três tentativas antes que seu acesso seja bloqueado temporariamente.</text:span></text:p>
          </table:table-cell>
        </table:table-row>
        <table:table-row>
          <table:table-cell table:style-name="Tabela4.A2" office:value-type="string">
            <text:p text:style-name="P43">RNF02:</text:p>
          </table:table-cell>
          <table:table-cell table:style-name="Tabela4.B2" office:value-type="string">
            <text:p text:style-name="P44">Garante que o usuário com o perfil administrador não deve ter realizado mais de um usuário com o mesmo id de matrícula.</text:p>
          </table:table-cell>
        </table:table-row>
        <table:table-row>
          <table:table-cell table:style-name="Tabela4.A2" office:value-type="string">
            <text:p text:style-name="P45"/>
          </table:table-cell>
          <table:table-cell table:style-name="Tabela4.B2" office:value-type="string">
            <text:p text:style-name="P46"/>
          </table:table-cell>
        </table:table-row>
        <table:table-row>
          <table:table-cell table:style-name="Tabela4.A2" office:value-type="string">
            <text:p text:style-name="P25"/>
          </table:table-cell>
          <table:table-cell table:style-name="Tabela4.B2" office:value-type="string">
            <text:p text:style-name="P46"/>
          </table:table-cell>
        </table:table-row>
        <table:table-row>
          <table:table-cell table:style-name="Tabela4.A2" office:value-type="string">
            <text:p text:style-name="P25"/>
          </table:table-cell>
          <table:table-cell table:style-name="Tabela4.B2" office:value-type="string">
            <text:p text:style-name="P46"/>
          </table:table-cell>
        </table:table-row>
        <table:table-row>
          <table:table-cell table:style-name="Tabela4.A2" office:value-type="string">
            <text:p text:style-name="P25"/>
          </table:table-cell>
          <table:table-cell table:style-name="Tabela4.B2" office:value-type="string">
            <text:p text:style-name="P46"/>
          </table:table-cell>
        </table:table-row>
        <table:table-row>
          <table:table-cell table:style-name="Tabela4.A2" office:value-type="string">
            <text:p text:style-name="P25"/>
          </table:table-cell>
          <table:table-cell table:style-name="Tabela4.B2" office:value-type="string">
            <text:p text:style-name="P46"/>
          </table:table-cell>
        </table:table-row>
        <table:table-row>
          <table:table-cell table:style-name="Tabela4.A2" office:value-type="string">
            <text:p text:style-name="P25"/>
          </table:table-cell>
          <table:table-cell table:style-name="Tabela4.B2" office:value-type="string">
            <text:p text:style-name="P46"/>
          </table:table-cell>
        </table:table-row>
        <table:table-row>
          <table:table-cell table:style-name="Tabela4.A2" office:value-type="string">
            <text:p text:style-name="P25"/>
          </table:table-cell>
          <table:table-cell table:style-name="Tabela4.B2" office:value-type="string">
            <text:p text:style-name="P4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09:27:30.042130500</meta:creation-date>
    <dc:date>2026-01-26T15:12:26.294519100</dc:date>
    <meta:editing-duration>PT1H4M54S</meta:editing-duration>
    <meta:editing-cycles>6</meta:editing-cycles>
    <meta:generator>LibreOffice/25.8.4.2$Windows_X86_64 LibreOffice_project/290daaa01b999472f0c7a3890eb6a550fd74c6df</meta:generator>
    <meta:document-statistic meta:table-count="4" meta:image-count="0" meta:object-count="0" meta:page-count="4" meta:paragraph-count="85" meta:word-count="494" meta:character-count="3169" meta:non-whitespace-character-count="2764"/>
  </office:meta>
</office:document-meta>
</file>